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bbe0" officeooo:paragraph-rsid="001dbbe0"/>
    </style:style>
    <style:style style:name="P2" style:family="paragraph" style:parent-style-name="Standard">
      <style:text-properties officeooo:rsid="001dbbe0" officeooo:paragraph-rsid="00222e2b"/>
    </style:style>
    <style:style style:name="P3" style:family="paragraph" style:parent-style-name="Standard">
      <style:text-properties officeooo:rsid="001dbbe0" officeooo:paragraph-rsid="0022c914"/>
    </style:style>
    <style:style style:name="P4" style:family="paragraph" style:parent-style-name="Standard">
      <style:text-properties officeooo:rsid="001dbbe0" officeooo:paragraph-rsid="00256ea4"/>
    </style:style>
    <style:style style:name="P5" style:family="paragraph" style:parent-style-name="Standard">
      <style:text-properties officeooo:paragraph-rsid="001dbbe0"/>
    </style:style>
    <style:style style:name="P6" style:family="paragraph" style:parent-style-name="Standard">
      <style:text-properties fo:font-weight="bold" officeooo:rsid="001dbbe0" officeooo:paragraph-rsid="001dbbe0" style:font-weight-asian="bold" style:font-weight-complex="bold"/>
    </style:style>
    <style:style style:name="P7" style:family="paragraph" style:parent-style-name="Standard">
      <style:text-properties fo:font-weight="bold" officeooo:rsid="00222e2b" officeooo:paragraph-rsid="00222e2b" style:font-weight-asian="bold" style:font-weight-complex="bold"/>
    </style:style>
    <style:style style:name="P8" style:family="paragraph" style:parent-style-name="Standard">
      <style:text-properties fo:font-weight="bold" officeooo:rsid="0022c914" officeooo:paragraph-rsid="0022c914" style:font-weight-asian="bold" style:font-weight-complex="bold"/>
    </style:style>
    <style:style style:name="P9" style:family="paragraph" style:parent-style-name="Standard">
      <style:text-properties fo:font-weight="bold" officeooo:rsid="002388a8" officeooo:paragraph-rsid="002388a8" style:font-weight-asian="bold" style:font-weight-complex="bold"/>
    </style:style>
    <style:style style:name="P10" style:family="paragraph" style:parent-style-name="Standard">
      <style:text-properties fo:font-weight="normal" officeooo:rsid="001dbbe0" officeooo:paragraph-rsid="001dbbe0" style:font-weight-asian="normal" style:font-weight-complex="normal"/>
    </style:style>
    <style:style style:name="P11" style:family="paragraph" style:parent-style-name="Standard">
      <style:text-properties fo:font-weight="normal" officeooo:rsid="001dbbe0" officeooo:paragraph-rsid="00222e2b" style:font-weight-asian="normal" style:font-weight-complex="normal"/>
    </style:style>
    <style:style style:name="P12" style:family="paragraph" style:parent-style-name="Standard">
      <style:text-properties fo:font-weight="normal" officeooo:rsid="001dbbe0" officeooo:paragraph-rsid="00256ea4" style:font-weight-asian="normal" style:font-weight-complex="normal"/>
    </style:style>
    <style:style style:name="P13" style:family="paragraph" style:parent-style-name="Standard">
      <style:text-properties officeooo:rsid="00222e2b" officeooo:paragraph-rsid="00222e2b"/>
    </style:style>
    <style:style style:name="P14" style:family="paragraph" style:parent-style-name="Standard">
      <style:text-properties officeooo:paragraph-rsid="00222e2b"/>
    </style:style>
    <style:style style:name="P15" style:family="paragraph" style:parent-style-name="Standard">
      <style:text-properties officeooo:paragraph-rsid="0022c914"/>
    </style:style>
    <style:style style:name="P16" style:family="paragraph" style:parent-style-name="Standard">
      <style:text-properties officeooo:rsid="0022c914" officeooo:paragraph-rsid="0022c914"/>
    </style:style>
    <style:style style:name="P17" style:family="paragraph" style:parent-style-name="Standard">
      <style:text-properties officeooo:paragraph-rsid="002388a8"/>
    </style:style>
    <style:style style:name="P18" style:family="paragraph" style:parent-style-name="Standard">
      <style:text-properties officeooo:paragraph-rsid="00256ea4"/>
    </style:style>
    <style:style style:name="P19" style:family="paragraph" style:parent-style-name="Standard">
      <style:text-properties officeooo:rsid="001dbbe0" officeooo:paragraph-rsid="001dbbe0"/>
    </style:style>
    <style:style style:name="P20" style:family="paragraph" style:parent-style-name="Standard">
      <style:text-properties officeooo:rsid="001dbbe0" officeooo:paragraph-rsid="00222e2b"/>
    </style:style>
    <style:style style:name="P21" style:family="paragraph" style:parent-style-name="Standard">
      <style:text-properties officeooo:rsid="001dbbe0" officeooo:paragraph-rsid="0022c914"/>
    </style:style>
    <style:style style:name="P22" style:family="paragraph" style:parent-style-name="Standard">
      <style:text-properties officeooo:rsid="001dbbe0" officeooo:paragraph-rsid="00256ea4"/>
    </style:style>
    <style:style style:name="P23" style:family="paragraph" style:parent-style-name="Standard">
      <style:text-properties officeooo:rsid="001dbbe0" officeooo:paragraph-rsid="0026c1cc"/>
    </style:style>
    <style:style style:name="P24" style:family="paragraph" style:parent-style-name="Standard">
      <style:text-properties fo:font-weight="normal" officeooo:rsid="00222e2b" officeooo:paragraph-rsid="00222e2b" style:font-weight-asian="normal" style:font-weight-complex="normal"/>
    </style:style>
    <style:style style:name="P25" style:family="paragraph" style:parent-style-name="Standard">
      <style:text-properties fo:font-weight="normal" officeooo:rsid="001dbbe0" officeooo:paragraph-rsid="0022c914" style:font-weight-asian="normal" style:font-weight-complex="normal"/>
    </style:style>
    <style:style style:name="P26" style:family="paragraph" style:parent-style-name="Standard">
      <style:text-properties fo:font-weight="normal" officeooo:rsid="001dbbe0" officeooo:paragraph-rsid="002388a8" style:font-weight-asian="normal" style:font-weight-complex="normal"/>
    </style:style>
    <style:style style:name="P27" style:family="paragraph" style:parent-style-name="Standard">
      <style:text-properties fo:font-weight="normal" officeooo:rsid="001dbbe0" officeooo:paragraph-rsid="0026c1cc" style:font-weight-asian="normal" style:font-weight-complex="normal"/>
    </style:style>
    <style:style style:name="P28" style:family="paragraph" style:parent-style-name="Standard">
      <style:text-properties fo:font-weight="normal" officeooo:rsid="0022c914" officeooo:paragraph-rsid="0022c914" style:font-weight-asian="normal" style:font-weight-complex="normal"/>
    </style:style>
    <style:style style:name="P29" style:family="paragraph" style:parent-style-name="Standard">
      <style:text-properties officeooo:paragraph-rsid="0026c1cc"/>
    </style:style>
    <style:style style:name="P30" style:family="paragraph" style:parent-style-name="Standard">
      <style:text-properties officeooo:rsid="0026c1cc" officeooo:paragraph-rsid="0026c1cc"/>
    </style:style>
    <style:style style:name="P31" style:family="paragraph">
      <style:paragraph-properties fo:text-align="center"/>
    </style:style>
    <style:style style:name="T1" style:family="text">
      <style:text-properties officeooo:rsid="001dbbe0"/>
    </style:style>
    <style:style style:name="T2" style:family="text">
      <style:text-properties fo:font-weight="normal" style:font-weight-asian="normal" style:font-weight-complex="normal"/>
    </style:style>
    <style:style style:name="T3" style:family="text">
      <style:text-properties fo:font-weight="normal" officeooo:rsid="001dbbe0" style:font-weight-asian="normal" style:font-weight-complex="normal"/>
    </style:style>
    <style:style style:name="T4" style:family="text">
      <style:text-properties fo:font-weight="normal" officeooo:rsid="0026c1cc" style:font-weight-asian="normal" style:font-weight-complex="normal"/>
    </style:style>
    <style:style style:name="T5" style:family="text">
      <style:text-properties officeooo:rsid="001e54a8"/>
    </style:style>
    <style:style style:name="T6" style:family="text">
      <style:text-properties officeooo:rsid="00204943"/>
    </style:style>
    <style:style style:name="T7" style:family="text">
      <style:text-properties officeooo:rsid="00222e2b"/>
    </style:style>
    <style:style style:name="T8" style:family="text">
      <style:text-properties officeooo:rsid="0022c914"/>
    </style:style>
    <style:style style:name="T9" style:family="text">
      <style:text-properties officeooo:rsid="002388a8"/>
    </style:style>
    <style:style style:name="T10" style:family="text">
      <style:text-properties officeooo:rsid="0026c1cc"/>
    </style:style>
    <style:style style:name="gr1" style:family="graphic">
      <style:graphic-properties draw:textarea-horizontal-align="justify" draw:textarea-vertical-align="middle" draw:auto-grow-height="false" fo:min-height="0.489cm" fo:min-width="2.1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1.69cm" fo:min-width="2.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path text:anchor-type="paragraph" draw:z-index="0" draw:name="Curva de Bézier 1" draw:style-name="gr3" draw:text-style-name="P31" svg:width="8.999cm" svg:height="11.044cm" draw:transform="skewX (0.0347320521146872) rotate (0.124092909816797) translate (-1.56590107100684cm 0.551485180984786cm)" svg:viewBox="0 0 9000 11045" svg:d="M221 9955c191-13 379 31 569 52 192 21 390 48 584 72 187 23 377 47 567 71 188 23 380 47 568 70s380 47 567 71c188 23 377 46 566 70 188 23 379 43 568 70 211 31 435 7 634 99 175 80 358 48 526 146 166 97 363 92 543 151 171 56 352 65 531 85 172 20 342 36 519 24 200-14 401 64 602 75 186 10 371 97 561-53 192-151 432-261 534-526 81-211 162-424 215-648 46-198 68-398 88-601 24-238 80-468-22-718-93-227-229-409-364-596-149-206-324-371-532-453-186-74-371-63-560-151-160-75-389 72-515-64-158-170 0-478 11-714s42-473 46-709c3-210 37-419 56-627 20-217 39-432 58-646 19-210 38-420 57-626 22-251 45-499 67-748 19-208 37-416 56-625 20-217 39-432 59-647 19-221-11-460 59-665 144-416-304-237-427-278-321-109-663-111-989-205-277-79-550-175-830-227-189-34-376-77-564-110-184-33-367-74-548-88-181-13-352-97-532-87-174 10-346-24-517-43-178-19-357-47-533-66-196-22-391-46-586-54-182-7-372 86-539-5-274-149-266 275-334 428-91 206-198 416-215 648-16 235-100 444-112 679-12 242-44 485-65 729-22 234-43 472-64 707-23 255-46 511-69 766-24 263-37 529-71 788-30 235-12 473-47 709-34 224-41 457-62 686-19 212-39 433-58 646-21 235-42 471-64 707-18 209-37 417-56 627-19 215-39 432-58 646-18 201-53 402-55 605-1 209-156 494 120 608l190 24 36-17"><text:p/></draw:path>Se ingresan tres notas de un alumno si el promedio <text:s/>es igual o mayor a 7 mostrar un mensaje promocional</text:p>
      <text:p text:style-name="P1">nota1 = </text:p>
      <text:p text:style-name="P1">nota2 = </text:p>
      <text:p text:style-name="P1">nota3 =</text:p>
      <text:p text:style-name="P1">“ingresar notas“</text:p>
      <text:p text:style-name="P1">leer(nota1)</text:p>
      <text:p text:style-name="P1">leer(nota2)</text:p>
      <text:p text:style-name="P1">leer(nota3)</text:p>
      <text:p text:style-name="P1">mientras nota1 o nota2 o nota3 &lt;0 </text:p>
      <text:p text:style-name="P1"><draw:custom-shape text:anchor-type="paragraph" draw:z-index="1" draw:name="Forma 1" draw:style-name="gr2" svg:width="4.599cm" svg:height="5.211cm" svg:x="9.62cm" svg:y="0.383cm"><text:p/><draw:enhanced-geometry svg:viewBox="0 0 21600 21600" draw:glue-points="0 0 0 10800 0 21600 10800 21600 21600 21600 10800 10800" draw:text-areas="1900 12700 12700 19700" draw:type="right-triangle" draw:enhanced-path="M 0 0 L 21600 21600 0 21600 0 0 Z N"/></draw:custom-shape><text:tab/>“alguna nota es erronea“</text:p>
      <text:p text:style-name="P1"><text:tab/>leer(nota1)</text:p>
      <text:p text:style-name="P1"><text:tab/>leer(nota2)</text:p>
      <text:p text:style-name="P1"><text:tab/>leer(nota3)</text:p>
      <text:p text:style-name="P1">fin mientras</text:p>
      <text:p text:style-name="P1">int promedio = (nota1 + nota2 + nota3) /3</text:p>
      <text:p text:style-name="P1">si promedio &gt;= 7 entonces</text:p>
      <text:p text:style-name="P1"><text:tab/>“ikea, nuevo sabor en cada bocado”</text:p>
      <text:p text:style-name="P1"><draw:custom-shape text:anchor-type="paragraph" draw:z-index="2" draw:name="Forma 2" draw:style-name="gr1" svg:width="4.377cm" svg:height="1.467cm" svg:x="14.219cm" svg:y="0.2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fin si</text:p>
      <text:p text:style-name="P1">si no entonces</text:p>
      <text:p text:style-name="P1">“promedio”</text:p>
      <text:p text:style-name="P1">fin si</text:p>
      <text:p text:style-name="P1">fin</text:p>
      <text:p text:style-name="P6">Dados el dia, mes y año de una fecha, indicar si la fecha es correcta (suponiendo que todos los meses tienen 30 dias)</text:p>
      <text:p text:style-name="P10">datfechadia =</text:p>
      <text:p text:style-name="P10">datfechames =</text:p>
      <text:p text:style-name="P10">datfechaaño =</text:p>
      <text:p text:style-name="P5"><text:span text:style-name="T1">“ingresar fecha</text:span><text:span text:style-name="T6">(dd/mm/aa)</text:span><text:span text:style-name="T1">“</text:span></text:p>
      <text:p text:style-name="P1">leer(<text:span text:style-name="T2">datfechaaño</text:span>)</text:p>
      <text:p text:style-name="P1">mientras <text:span text:style-name="T2">datfechadia &gt; 30</text:span> o &lt;=0;</text:p>
      <text:p text:style-name="P1"><text:tab/>“<text:span text:style-name="T5">error, </text:span>el dia debe estar entre 1 y 30“</text:p>
      <text:p text:style-name="P5"><text:span text:style-name="T1"><text:tab/>leer(</text:span><text:span text:style-name="T3">datfechadia</text:span><text:span text:style-name="T1">)</text:span></text:p>
      <text:p text:style-name="P1">fin mientras</text:p>
      <text:p text:style-name="P1">mientras datfechames &gt; 12 o &lt;=0;</text:p>
      <text:p text:style-name="P1"><text:tab/>“<text:span text:style-name="T5">error, </text:span>el mes debe estar entre 1 y 12“</text:p>
      <text:p text:style-name="P1"><text:tab/>leer(datfechames)</text:p>
      <text:p text:style-name="P1">fin mientras</text:p>
      <text:p text:style-name="P1">“la fecha es correcta”</text:p>
      <text:p text:style-name="P14"><text:span text:style-name="T1">datfechadia </text:span><text:span text:style-name="T7">= </text:span><text:span text:style-name="T1">datfechadia </text:span><text:span text:style-name="T7">+ 1</text:span></text:p>
      <text:p text:style-name="P13">si <text:s/><text:span text:style-name="T1">datfechadia &gt;</text:span>30</text:p>
      <text:p text:style-name="P13"><text:tab/> <text:span text:style-name="T1">datfechadia </text:span>= 1</text:p>
      <text:p text:style-name="P13"><text:tab/> <text:span text:style-name="T1">datfechames </text:span>= <text:s/><text:span text:style-name="T1">datfechames </text:span>+1</text:p>
      <text:p text:style-name="P13"><text:tab/>si <text:s/><text:span text:style-name="T1">datfechames &gt; </text:span>12</text:p>
      <text:p text:style-name="P13"><text:tab/><text:tab/> <text:span text:style-name="T1">datfechames </text:span>= 1</text:p>
      <text:p text:style-name="P13"><text:tab/><text:tab/> <text:span text:style-name="T3">datfechaaño </text:span><text:span text:style-name="T2">= <text:s/></text:span><text:span text:style-name="T3">datfechaaño </text:span><text:span text:style-name="T2">+1</text:span></text:p>
      <text:p text:style-name="P24"><text:tab/>fin si</text:p>
      <text:p text:style-name="P24">fin si</text:p>
      <text:p text:style-name="P13"><text:span text:style-name="T2"/></text:p>
      <text:p text:style-name="P13"><text:span text:style-name="T2">imprimir (</text:span><text:span text:style-name="T3">datfechadia”/”datfechames”/”datfechaaño</text:span><text:span text:style-name="T2">)</text:span></text:p>
      <text:p text:style-name="P13"><text:span text:style-name="T2"/></text:p>
      <text:p text:style-name="P13"><text:span text:style-name="T2"/></text:p>
      <text:p text:style-name="P7"><text:soft-page-break/>DADO UNA FECHA MOSTRAR LA FECHA DEL DIA SIGUIENTE</text:p>
      <text:p text:style-name="P11">datfechadia =</text:p>
      <text:p text:style-name="P11">datfechames =</text:p>
      <text:p text:style-name="P11">datfechaaño =</text:p>
      <text:p text:style-name="P2">leer(datfechadia)</text:p>
      <text:p text:style-name="P2">leer(datfechames)</text:p>
      <text:p text:style-name="P2">leer(<text:span text:style-name="T2">datfechaaño</text:span>)</text:p>
      <text:p text:style-name="P13">si <text:s/><text:span text:style-name="T1">datfechadia &gt;</text:span>=1 &amp;&amp; &lt;=30</text:p>
      <text:p text:style-name="P13"><text:tab/>si <text:span text:style-name="T1">datfechames &gt;</text:span>=1 &amp;&amp; &lt;=30</text:p>
      <text:p text:style-name="P13"><text:tab/>fin si</text:p>
      <text:p text:style-name="P13">si no</text:p>
      <text:p text:style-name="P13"><text:tab/>“datos de fecha erroneos”</text:p>
      <text:p text:style-name="P13">fin si</text:p>
      <text:p text:style-name="P14"><text:span text:style-name="T1">datfechadia </text:span><text:span text:style-name="T7">= </text:span><text:span text:style-name="T1">datfechadia </text:span><text:span text:style-name="T7">+ 1</text:span></text:p>
      <text:p text:style-name="P13">si <text:s/><text:span text:style-name="T1">datfechadia &gt;</text:span>30</text:p>
      <text:p text:style-name="P13"><text:tab/> <text:span text:style-name="T1">datfechadia </text:span>= 1</text:p>
      <text:p text:style-name="P13"><text:tab/> <text:span text:style-name="T1">datfechames </text:span>= <text:s/><text:span text:style-name="T1">datfechames </text:span>+1</text:p>
      <text:p text:style-name="P13"><text:tab/>si <text:s/><text:span text:style-name="T1">datfechames &gt; </text:span>12</text:p>
      <text:p text:style-name="P13"><text:tab/><text:tab/> <text:span text:style-name="T1">datfechames </text:span>= 1</text:p>
      <text:p text:style-name="P13"><text:tab/><text:tab/> <text:span text:style-name="T3">datfechaaño </text:span><text:span text:style-name="T2">= <text:s/></text:span><text:span text:style-name="T3">datfechaaño </text:span><text:span text:style-name="T2">+1</text:span></text:p>
      <text:p text:style-name="P24"><text:tab/>fin si</text:p>
      <text:p text:style-name="P24">fin si</text:p>
      <text:p text:style-name="P13"><text:span text:style-name="T2"/></text:p>
      <text:p text:style-name="P13"><text:span text:style-name="T2">imprimir (</text:span><text:span text:style-name="T3">datfechadia”/”datfechames”/”datfechaaño</text:span><text:span text:style-name="T2">)</text:span></text:p>
      <text:p text:style-name="P13"><text:span text:style-name="T2"/></text:p>
      <text:p text:style-name="P13"><text:span text:style-name="T2"/></text:p>
      <text:p text:style-name="P8">DADOS UN NUMERO DE DIAS MOSTRAR LOS AÑOS MESES Y DIAS QUE CORREESPONDAN</text:p>
      <text:p text:style-name="P25">datfechadia =</text:p>
      <text:p text:style-name="P26">leer(datfechadia) </text:p>
      <text:p text:style-name="P17"><text:span text:style-name="T3"/></text:p>
      <text:p text:style-name="P16">int dia = (<text:span text:style-name="T3">datfechadia %</text:span><text:span text:style-name="T2">30)</text:span></text:p>
      <text:p text:style-name="P16"><text:span text:style-name="T2">int meses = (</text:span><text:span text:style-name="T3">datfechadia / </text:span><text:span text:style-name="T2">30)</text:span></text:p>
      <text:p text:style-name="P28">int año = (meses / 12)</text:p>
      <text:p text:style-name="P28">int fmes = (meses %12)</text:p>
      <text:p text:style-name="P15"/>
      <text:p text:style-name="P3">mientras <text:span text:style-name="T2">datfechadia </text:span>&lt;0;</text:p>
      <text:p text:style-name="P3"><text:tab/><text:span text:style-name="T8">cantidad invalida</text:span>”</text:p>
      <text:p text:style-name="P15"><text:span text:style-name="T1"><text:tab/>leer(</text:span><text:span text:style-name="T3">datfechadia</text:span><text:span text:style-name="T1">)</text:span></text:p>
      <text:p text:style-name="P3">fin mientras</text:p>
      <text:p text:style-name="P16">imprimir (año“/”fmes”/”di<text:span text:style-name="T9">a)</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9"><text:soft-page-break/>DADAS DOS FECHAS DEFINE LOS DIAS QUE HAY ENTRE ELLAS</text:p>
      <text:p text:style-name="P9"/>
      <text:p text:style-name="P12">datfechadia<text:span text:style-name="T10">1</text:span> =</text:p>
      <text:p text:style-name="P12">datfechames<text:span text:style-name="T10">1 </text:span>=</text:p>
      <text:p text:style-name="P12">datfechaaño<text:span text:style-name="T10">1</text:span> =</text:p>
      <text:p text:style-name="P18"><text:span text:style-name="T1">“ingresar fecha</text:span><text:span text:style-name="T6">(dd/mm/aa)</text:span><text:span text:style-name="T1">“</text:span></text:p>
      <text:p text:style-name="P4">leer(<text:span text:style-name="T2">datfechaaño</text:span><text:span text:style-name="T4">1</text:span>)</text:p>
      <text:p text:style-name="P4">mientras <text:span text:style-name="T2">datfechadia</text:span><text:span text:style-name="T4">1</text:span><text:span text:style-name="T2"> &gt; 30</text:span> o &lt;=0;</text:p>
      <text:p text:style-name="P4"><text:tab/>“<text:span text:style-name="T5">error, </text:span>el dia debe estar entre 1 y 30“</text:p>
      <text:p text:style-name="P18"><text:span text:style-name="T1"><text:tab/>leer(</text:span><text:span text:style-name="T3">datfechadia</text:span><text:span text:style-name="T4">1</text:span><text:span text:style-name="T1">)</text:span></text:p>
      <text:p text:style-name="P4">fin mientras</text:p>
      <text:p text:style-name="P4">mientras datfechames<text:span text:style-name="T10">1</text:span> &gt; 12 o &lt;=0;</text:p>
      <text:p text:style-name="P4"><text:tab/>“<text:span text:style-name="T5">error, </text:span>el mes debe estar entre 1 y 12“</text:p>
      <text:p text:style-name="P4"><text:tab/>leer(datfechames<text:span text:style-name="T10">1</text:span>)</text:p>
      <text:p text:style-name="P4">fin mientras</text:p>
      <text:p text:style-name="P4">“la fecha<text:span text:style-name="T10">1</text:span> es correcta”</text:p>
      <text:p text:style-name="P27">datfechadia<text:span text:style-name="T10">2</text:span> =</text:p>
      <text:p text:style-name="P27">datfechames<text:span text:style-name="T10">2 </text:span>=</text:p>
      <text:p text:style-name="P27">datfechaaño<text:span text:style-name="T10">2</text:span> =</text:p>
      <text:p text:style-name="P29"><text:span text:style-name="T1">“ingresar fecha</text:span><text:span text:style-name="T6">(dd/mm/aa)</text:span><text:span text:style-name="T1">“</text:span></text:p>
      <text:p text:style-name="P23">leer(<text:span text:style-name="T2">datfechaaño</text:span><text:span text:style-name="T4">2</text:span>)</text:p>
      <text:p text:style-name="P23">mientras <text:span text:style-name="T2">datfechadia</text:span><text:span text:style-name="T4">2</text:span><text:span text:style-name="T2"> &gt; 30</text:span> o &lt;=0;</text:p>
      <text:p text:style-name="P23"><text:tab/>“<text:span text:style-name="T5">error, </text:span>el dia debe estar entre 1 y 30“</text:p>
      <text:p text:style-name="P29"><text:span text:style-name="T1"><text:tab/>leer(</text:span><text:span text:style-name="T3">datfechadia</text:span><text:span text:style-name="T4">2</text:span><text:span text:style-name="T1">)</text:span></text:p>
      <text:p text:style-name="P23">fin mientras</text:p>
      <text:p text:style-name="P23">mientras datfechames<text:span text:style-name="T10">2</text:span> &gt; 12 o &lt;=0;</text:p>
      <text:p text:style-name="P23"><text:tab/>“<text:span text:style-name="T5">error, </text:span>el mes debe estar entre 1 y 12“</text:p>
      <text:p text:style-name="P23"><text:tab/>leer(datfechames<text:span text:style-name="T10">2</text:span>)</text:p>
      <text:p text:style-name="P23">fin mientras</text:p>
      <text:p text:style-name="P23">“la fecha<text:span text:style-name="T10">2</text:span> es correcta”</text:p>
      <text:p text:style-name="P30">dias1 = (<text:span text:style-name="T3">datfechadia</text:span><text:span text:style-name="T2">1</text:span>) + (<text:span text:style-name="T3">datfechames</text:span><text:span text:style-name="T2">1*30</text:span>) + (<text:span text:style-name="T3">datfechaaño</text:span><text:span text:style-name="T2">1 * 12 * 30</text:span>)</text:p>
      <text:p text:style-name="P30">dias2 = (<text:span text:style-name="T3">datfechadia</text:span><text:span text:style-name="T2">2</text:span>) + (<text:span text:style-name="T3">datfechames</text:span><text:span text:style-name="T2">2*30</text:span>) + (<text:span text:style-name="T3">datfechaaño</text:span><text:span text:style-name="T2">2 * 12 * 30</text:span>)</text:p>
      <text:p text:style-name="P30"/>
      <text:p text:style-name="P30">si dias1 &gt; dias2</text:p>
      <text:p text:style-name="P30"><text:tab/>total = dias1 – dias2</text:p>
      <text:p text:style-name="P30">si no</text:p>
      <text:p text:style-name="P29"><text:tab/>total = dias2 - dias1</text:p>
      <text:p text:style-name="P30">“total”</text:p>
      <text:p text:style-name="P30"><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0T15:57:29.377000000</meta:creation-date>
    <dc:date>2023-10-10T17:55:50.857000000</dc:date>
    <meta:editing-duration>PT1H58M4S</meta:editing-duration>
    <meta:editing-cycles>8</meta:editing-cycles>
    <meta:generator>LibreOffice/7.6.1.2$Windows_x86 LibreOffice_project/f5defcebd022c5bc36bbb79be232cb6926d8f674</meta:generator>
    <meta:document-statistic meta:table-count="0" meta:image-count="0" meta:object-count="0" meta:page-count="3" meta:paragraph-count="119" meta:word-count="444" meta:character-count="2744" meta:non-whitespace-character-count="2354"/>
  </office:meta>
</office:document-meta>
</file>